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E9000000281E7097AF5377808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2" draw:name="Objeto1" text:anchor-type="paragraph" svg:width="18.45cm" svg:height="10.20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<draw:frame draw:style-name="fr2" draw:name="Objeto2" text:anchor-type="paragraph" svg:width="5.8cm" svg:height="2.71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" text:anchor-type="paragraph" svg:width="6.165cm" svg:height="1.046cm" draw:z-index="2"><draw:image xlink:href="Pictures/10000000000000E9000000281E7097AF5377808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4T13:34:27.039481662</meta:creation-date>
    <dc:date>2017-10-04T13:35:38.973238957</dc:date>
    <meta:editing-duration>PT1M11S</meta:editing-duration>
    <meta:editing-cycles>2</meta:editing-cycles>
    <meta:generator>LibreOffice/5.1.6.2$Linux_X86_64 LibreOffice_project/10m0$Build-2</meta:generator>
    <meta:document-statistic meta:table-count="0" meta:image-count="1" meta:object-count="2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45cm" svg:height="10.2cm" xlink:href="." xlink:type="simple" chart:class="chart:scatter" chart:style-name="ch1">
        <chart:legend chart:legend-position="end" svg:x="13.719cm" svg:y="4.552cm" style:legend-expansion="high" chart:style-name="ch2"/>
        <chart:plot-area chart:style-name="ch3" chart:data-source-has-labels="both" svg:x="0.367cm" svg:y="0.202cm" svg:width="13.424cm" svg:height="9.793cm">
          <chartooo:coordinate-region svg:x="1.544cm" svg:y="0.401cm" svg:width="11.597cm" svg:height="8.947cm"/>
          <chart:axis chart:dimension="x" chart:name="primary-x" chart:style-name="ch4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regression-curve chart:style-name="ch7">
              <chart:equation chart:display-equation="true" chart:display-r-square="true" svg:x="4.704cm" svg:y="6.933cm"/>
            </chart:regression-curve>
            <chart:data-point/>
            <chart:data-point chart:style-name="ch8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a Q</text:p>
              </table:table-cell>
            </table:table-row>
          </table:table-header-rows>
          <table:table-rows>
            <table:table-row>
              <table:table-cell office:value-type="string">
                <text:p>Total Word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92020">
                <text:p>1292020</text:p>
              </table:table-cell>
              <table:table-cell office:value-type="float" office:value="1292020">
                <text:p>1292020</text:p>
              </table:table-cell>
              <table:table-cell office:value-type="float" office:value="39029">
                <text:p>39029</text:p>
              </table:table-cell>
            </table:table-row>
            <table:table-row>
              <table:table-cell office:value-type="float" office:value="1652368">
                <text:p>1652368</text:p>
              </table:table-cell>
              <table:table-cell office:value-type="float" office:value="1652368">
                <text:p>1652368</text:p>
              </table:table-cell>
              <table:table-cell office:value-type="float" office:value="45937">
                <text:p>45937</text:p>
              </table:table-cell>
            </table:table-row>
            <table:table-row>
              <table:table-cell office:value-type="float" office:value="2272905">
                <text:p>2272905</text:p>
              </table:table-cell>
              <table:table-cell office:value-type="float" office:value="2272905">
                <text:p>2272905</text:p>
              </table:table-cell>
              <table:table-cell office:value-type="float" office:value="51148">
                <text:p>51148</text:p>
              </table:table-cell>
            </table:table-row>
            <table:table-row>
              <table:table-cell office:value-type="float" office:value="2781596">
                <text:p>2781596</text:p>
              </table:table-cell>
              <table:table-cell office:value-type="float" office:value="2781596">
                <text:p>2781596</text:p>
              </table:table-cell>
              <table:table-cell office:value-type="float" office:value="58535">
                <text:p>58535</text:p>
              </table:table-cell>
            </table:table-row>
            <table:table-row>
              <table:table-cell office:value-type="float" office:value="3146845">
                <text:p>3146845</text:p>
              </table:table-cell>
              <table:table-cell office:value-type="float" office:value="3146845">
                <text:p>3146845</text:p>
              </table:table-cell>
              <table:table-cell office:value-type="float" office:value="61823">
                <text:p>618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15"/>
          <table:table-cell table:style-name="ce2" office:value-type="string" calcext:value-type="string">
            <text:p>Total Words</text:p>
          </table:table-cell>
          <table:table-cell table:style-name="ce2" office:value-type="string" calcext:value-type="string">
            <text:p>Words</text:p>
          </table:table-cell>
        </table:table-row>
        <table:table-row table:style-name="ro1">
          <table:table-cell table:number-columns-repeated="15"/>
          <table:table-cell office:value-type="float" office:value="1292020" calcext:value-type="float">
            <text:p>1292020</text:p>
          </table:table-cell>
          <table:table-cell office:value-type="float" office:value="39029" calcext:value-type="float">
            <text:p>39029</text:p>
          </table:table-cell>
        </table:table-row>
        <table:table-row table:style-name="ro1">
          <table:table-cell table:number-columns-repeated="15"/>
          <table:table-cell office:value-type="float" office:value="1652368" calcext:value-type="float">
            <text:p>1652368</text:p>
          </table:table-cell>
          <table:table-cell office:value-type="float" office:value="45937" calcext:value-type="float">
            <text:p>45937</text:p>
          </table:table-cell>
        </table:table-row>
        <table:table-row table:style-name="ro1">
          <table:table-cell table:number-columns-repeated="15"/>
          <table:table-cell office:value-type="float" office:value="2272905" calcext:value-type="float">
            <text:p>2272905</text:p>
          </table:table-cell>
          <table:table-cell office:value-type="float" office:value="51148" calcext:value-type="float">
            <text:p>51148</text:p>
          </table:table-cell>
        </table:table-row>
        <table:table-row table:style-name="ro1">
          <table:table-cell table:number-columns-repeated="15"/>
          <table:table-cell office:value-type="float" office:value="2781596" calcext:value-type="float">
            <text:p>2781596</text:p>
          </table:table-cell>
          <table:table-cell office:value-type="float" office:value="58535" calcext:value-type="float">
            <text:p>58535</text:p>
          </table:table-cell>
        </table:table-row>
        <table:table-row table:style-name="ro1">
          <table:table-cell table:number-columns-repeated="15"/>
          <table:table-cell office:value-type="float" office:value="3146845" calcext:value-type="float">
            <text:p>3146845</text:p>
          </table:table-cell>
          <table:table-cell office:value-type="float" office:value="61823" calcext:value-type="float">
            <text:p>61823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style:font-name-asian="FandolFang R" style:font-family-asian="'FandolFang 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/00/0000</text:date>, <text:time style:data-style-name="N2" text:time-value="13:34:39.5738111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